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skoye</text:p>
          </table:table-cell>
          <table:table-cell table:style-name="ce1" office:value-type="string" calcext:value-type="string">
            <text:p>Mys 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/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o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ginsk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" office:value-type="string" calcext:value-type="string">
            <text:p>Mud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-Tsil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</text:p>
          </table:table-cell>
          <table:table-cell table:style-name="ce1" office:value-type="string" calcext:value-type="string">
            <text:p>Vel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" office:value-type="string" calcext:value-type="string">
            <text:p>Ust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-Maya</text:p>
          </table:table-cell>
          <table:table-cell table:style-name="ce1" office:value-type="string" calcext:value-type="string">
            <text:p>El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ma</text:p>
          </table:table-cell>
          <table:table-cell table:style-name="ce1" office:value-type="string" calcext:value-type="string">
            <text:p>Nikol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office:annotation draw:style-name="gr8" draw:text-style-name="P5" svg:width="2.899cm" svg:height="1.799cm" svg:x="95.279cm" svg:y="11.597cm" draw:caption-point-x="-0.61cm" draw:caption-point-y="1.51cm">
              <dc:date>2023-03-05T00:00:00</dc:date>
              <text:p text:style-name="P1"><text:span text:style-name="T1">→ </text:span><text:span text:style-name="T1">Staraya Russa</text:span></text:p>
            </office:annotation>
            <text:p>Rus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" office:value-type="string" calcext:value-type="string">
            <text:p>Yaroslavl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" office:value-type="string" calcext:value-type="string">
            <text:p>Suzdal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</text:p>
          </table:table-cell>
          <table:table-cell table:style-name="ce1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" office:value-type="string" calcext:value-type="string">
            <text:p>Nizhn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" office:value-type="string" calcext:value-type="string">
            <text:p>Zelenodol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sherech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-Bol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kul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11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n</text:p>
          </table:table-cell>
          <table:table-cell table:style-name="ce1" office:value-type="string" calcext:value-type="string">
            <text:p>Pl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l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3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3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</text:p>
          </table:table-cell>
          <table:table-cell table:style-name="ce1" office:value-type="string" calcext:value-type="string">
            <text:p>Cherka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Makiivka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-&gt; Jiamusi</text:p>
            </office:annotation>
            <text:p>Giy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 Yar</text:p>
          </table:table-cell>
          <table:table-cell table:style-name="ce1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4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11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1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ur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3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4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5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6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7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8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7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u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2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4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4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11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11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4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11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3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3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2-26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ur</text:p>
          </table:table-cell>
          <table:table-cell table:style-name="ce1" office:value-type="string" calcext:value-type="string">
            <office:annotation draw:style-name="gr13" draw:text-style-name="P2" svg:width="4.508cm" svg:height="6.985cm" svg:x="101.838cm" svg:y="35.983cm" draw:caption-point-x="-0.407cm" draw:caption-point-y="-1.445cm">
              <dc:date>2023-02-26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5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5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ādis</text:p>
          </table:table-cell>
          <table:table-cell table:style-name="ce1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11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4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4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11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text:p>Jiuji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5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7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3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3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8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6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5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āqō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3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3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3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3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3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2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3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2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3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4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20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7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4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7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9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5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4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text:p>Heyuan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6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2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2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11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6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11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11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30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6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3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7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7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3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3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45.508cm" draw:caption-point-x="-0.406cm" draw:caption-point-y="-1.445cm">
              <dc:date>2023-02-26T00:00:00</dc:date>
              <text:p text:style-name="P1"><text:span text:style-name="T1">(Sagaing, into Monywa)</text:span></text:p>
            </office:annotation>
            <text:p>Zeyapura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5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6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7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4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4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21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3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6.699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4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4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9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11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9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6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3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5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3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8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3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3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3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3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5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6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5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Kurgus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3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3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3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2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3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2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6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4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2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2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11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11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1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2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2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2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2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4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3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6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4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4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4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6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11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11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6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11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1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4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3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4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8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3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2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2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4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4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3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3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5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4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4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2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2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2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3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3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4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4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6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4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8.456cm" svg:y="68.13cm" draw:caption-point-x="-0.406cm" draw:caption-point-y="-1.445cm">
              <dc:date>2023-02-26T00:00:00</dc:date>
              <text:p text:style-name="P1"><text:span text:style-name="T1">(into Kilindoni)</text:span></text:p>
            </office:annotation>
            <text:p>Kisimani Mafia</text:p>
          </table:table-cell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4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3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3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3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3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4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11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6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4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2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2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3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3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4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8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2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2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3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3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8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4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6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2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3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11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1:'City Names'.ET80">
            <calcext:condition calcext:apply-style-name="ConditionalStyle_1" calcext:value="=&quot;?&quot;" calcext:base-cell-address="'City Names'.A1"/>
          </calcext:conditional-format>
          <calcext:conditional-format calcext:target-range-address="'City Names'.A1:'City Names'.ET999">
            <calcext:condition calcext:apply-style-name="ConditionalStyle_2" calcext:value="=&quot;^&quot;" calcext:base-cell-address="'City Names'.A1"/>
          </calcext:conditional-format>
          <calcext:conditional-format calcext:target-range-address="'City Names'.A1:'City Names'.ET999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3-09T22:16:45.354000000</dc:date>
    <meta:editing-duration>PT4H30M54S</meta:editing-duration>
    <meta:editing-cycles>9</meta:editing-cycles>
    <meta:document-statistic meta:table-count="1" meta:cell-count="4846" meta:object-count="0"/>
  </office:meta>
</office:document-meta>
</file>